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Helvetica, sans-serif"/>
    <style:font-face style:name="Google Sans Display" svg:font-family="'Google Sans Display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, monospace"/>
    <style:font-face style:name="Roboto1" svg:font-family="Roboto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4" loext:opacity="100%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202124" loext:opacity="100%" style:font-name="Google Sans Display" fo:font-size="48pt" fo:font-style="normal" fo:font-weight="normal" officeooo:rsid="0012d932" officeooo:paragraph-rsid="0012d932"/>
    </style:style>
    <style:style style:name="P3" style:family="paragraph" style:parent-style-name="Heading_20_2">
      <style:text-properties fo:font-variant="normal" fo:text-transform="none" fo:color="#202124" loext:opacity="100%" style:font-name="Google Sans" fo:font-size="22.5pt" fo:letter-spacing="normal" fo:font-style="normal" fo:font-weight="normal" officeooo:rsid="0012d932" officeooo:paragraph-rsid="0012d932"/>
    </style:style>
    <style:style style:name="P4" style:family="paragraph" style:parent-style-name="Heading_20_2">
      <style:paragraph-properties fo:margin-top="0cm" fo:margin-bottom="0cm" style:contextual-spacing="false"/>
      <style:text-properties fo:font-variant="normal" fo:text-transform="none" fo:color="#202124" loext:opacity="100%" style:font-name="Google Sans" fo:font-size="22.5pt" fo:letter-spacing="normal" fo:font-style="normal" fo:font-weight="normal" officeooo:rsid="0012d932" officeooo:paragraph-rsid="0012d932"/>
    </style:style>
    <style:style style:name="P5" style:family="paragraph" style:parent-style-name="Heading_20_3">
      <style:paragraph-properties fo:margin-left="0cm" fo:margin-right="0cm" fo:margin-top="1.482cm" fo:margin-bottom="0.847cm" style:contextual-spacing="false" fo:line-height="120%" fo:orphans="2" fo:widows="2" fo:text-indent="0cm" style:auto-text-indent="false" fo:padding="0cm" fo:border="none"/>
      <style:text-properties fo:font-variant="normal" fo:text-transform="none" fo:color="#202124" loext:opacity="100%" style:font-name="Roboto1" fo:font-size="18pt" fo:letter-spacing="normal" fo:font-style="normal" fo:font-weight="normal"/>
    </style:style>
    <style:style style:name="P6" style:family="paragraph" style:parent-style-name="Heading_20_3">
      <style:text-properties fo:font-variant="normal" fo:text-transform="none" fo:color="#202124" loext:opacity="100%" style:font-name="Roboto1" fo:font-size="18pt" fo:letter-spacing="normal" fo:font-style="normal" fo:font-weight="normal" officeooo:rsid="0012d932" officeooo:paragraph-rsid="0012d932"/>
    </style:style>
    <style:style style:name="P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/>
      <style:text-properties fo:color="#000000" loext:opacity="100%" style:font-name="Roboto Mono" fo:font-size="10.5pt"/>
    </style:style>
    <style:style style:name="P8" style:family="paragraph" style:parent-style-name="Preformatted_20_Text">
      <loext:graphic-properties draw:fill="solid" draw:fill-color="#2b2b2b" draw:opacity="100%"/>
      <style:paragraph-properties fo:margin-left="0cm" fo:margin-right="0cm" fo:margin-top="0cm" fo:margin-bottom="0cm" style:contextual-spacing="false" fo:text-indent="0cm" style:auto-text-indent="false" fo:background-color="#2b2b2b"/>
      <style:text-properties fo:color="#f8f8f2" loext:opacity="100%" style:font-name="Roboto Mono" fo:font-size="10.5pt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cm" style:contextual-spacing="false" fo:background-color="#2b2b2b"/>
      <style:text-properties fo:color="#f8f8f2" loext:opacity="100%" style:font-name="Roboto Mono" fo:font-size="10.5pt"/>
    </style:style>
    <style:style style:name="P10" style:family="paragraph" style:parent-style-name="Standard">
      <style:text-properties officeooo:rsid="0012d932" officeooo:paragraph-rsid="0012d932"/>
    </style:style>
    <style:style style:name="P11" style:family="paragraph" style:parent-style-name="Text_20_body" style:list-style-name="L1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</style:style>
    <style:style style:name="P15" style:family="paragraph" style:parent-style-name="Text_20_body" style:list-style-name="L2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8" style:family="paragraph" style:parent-style-name="Text_20_body" style:list-style-name="L6">
      <style:paragraph-properties fo:margin-left="0cm" fo:margin-right="0cm" fo:margin-top="0cm" fo:margin-bottom="0.635cm" style:contextual-spacing="false" fo:line-height="160%" fo:orphans="2" fo:widows="2" fo:text-indent="0cm" style:auto-text-indent="false" fo:padding="0cm" fo:border="none"/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P20" style:family="paragraph" style:parent-style-name="Text_20_body">
      <style:paragraph-properties fo:margin-left="0cm" fo:margin-right="0.212cm" fo:margin-top="0cm" fo:margin-bottom="0cm" style:contextual-spacing="false" fo:orphans="0" fo:text-indent="0cm" style:auto-text-indent="false"/>
      <style:text-properties loext:padding="0cm" loext:border="none"/>
    </style:style>
    <style:style style:name="P21" style:family="paragraph" style:parent-style-name="Text_20_body" style:list-style-name="L5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3" style:family="paragraph" style:parent-style-name="Text_20_body" style:list-style-name="L8">
      <style:paragraph-properties fo:margin-left="0cm" fo:margin-right="0cm" fo:margin-top="0cm" fo:margin-bottom="0.635cm" style:contextual-spacing="false" fo:line-height="100%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top="0cm" fo:margin-bottom="0cm" style:contextual-spacing="false"/>
      <style:text-properties officeooo:rsid="0012d932" officeooo:paragraph-rsid="0012d932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12d932"/>
    </style:style>
    <style:style style:name="T1" style:family="text">
      <style:text-properties officeooo:rsid="0012d932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202124" loext:opacity="100%" style:font-name="Roboto" fo:font-size="12pt" fo:letter-spacing="normal" fo:font-style="normal" fo:font-weight="normal"/>
    </style:style>
    <style:style style:name="T4" style:family="text">
      <style:text-properties fo:font-variant="normal" fo:text-transform="none" fo:color="#202124" loext:opacity="100%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202124" loext:opacity="100%" style:font-name="Roboto Mono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02124" loext:opacity="100%" style:font-name="Google Sans" fo:font-size="22.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5" text:anchor-type="page" text:anchor-page-number="1" svg:x="0cm" svg:y="0cm" svg:width="1.27cm" draw:z-index="4">
        <draw:text-box fo:min-height="1.27cm">
          <text:p text:style-name="Text_20_body"/>
        </draw:text-box>
      </draw:frame>
      <draw:frame draw:style-name="fr1" draw:name="Quadro4" text:anchor-type="page" text:anchor-page-number="1" svg:x="0cm" svg:y="0cm" svg:width="1.27cm" draw:z-index="3">
        <draw:text-box fo:min-height="1.27cm">
          <text:p text:style-name="Text_20_body"/>
        </draw:text-box>
      </draw:frame>
      <draw:frame draw:style-name="fr1" draw:name="Quadro3" text:anchor-type="page" text:anchor-page-number="1" svg:x="0cm" svg:y="0cm" svg:width="1.27cm" draw:z-index="2">
        <draw:text-box fo:min-height="1.27cm">
          <text:p text:style-name="Text_20_body"/>
        </draw:text-box>
      </draw:frame>
      <draw:frame draw:style-name="fr1" draw:name="Quadro2" text:anchor-type="page" text:anchor-page-number="1" svg:x="0cm" svg:y="0cm" svg:width="1.27cm" draw:z-index="1">
        <draw:text-box fo:min-height="1.27cm">
          <text:p text:style-name="Text_20_body"/>
        </draw:text-box>
      </draw:frame>
      <draw:frame draw:style-name="fr1" draw:name="Quadro1" text:anchor-type="page" text:anchor-page-number="1" svg:x="0cm" svg:y="0cm" svg:width="1.27cm" draw:z-index="0">
        <draw:text-box fo:min-height="1.27cm">
          <text:p text:style-name="Text_20_body"/>
        </draw:text-box>
      </draw:frame>
      <text:h text:style-name="P1" text:outline-level="1">Infrastructure in Google Cloud</text:h>
      <text:p text:style-name="Standard"/>
      <text:p text:style-name="Standard"/>
      <text:p text:style-name="P10">Apresentação geral</text:p>
      <text:p text:style-name="P10">armazenamento estruturado e não estruturado.</text:p>
      <text:p text:style-name="P10">Transacionais e não transacionais</text:p>
      <text:p text:style-name="P10">tipos de arquivos armazenados</text:p>
      <text:p text:style-name="P10">sobre arquivos acessoados todo instante, todo dia, mês ano, sabe-se lá quando…</text:p>
      <text:p text:style-name="P10"/>
      <text:p text:style-name="P10">lab</text:p>
      <text:h text:style-name="P2" text:outline-level="1">Cloud Storage: Qwik Start - CLI/SDK</text:h>
      <text:p text:style-name="P10"/>
      <text:p text:style-name="P10"/>
      <text:h text:style-name="P6" text:outline-level="3">Create a bucket</text:h>
      <text:list text:style-name="L1">
        <text:list-item>
          <text:p text:style-name="P11"><text:span text:style-name="T3">In the Cloud Console, go to </text:span><text:span text:style-name="Strong_20_Emphasis"><text:span text:style-name="T4">Navigation menu</text:span></text:span><text:span text:style-name="T3"> &gt; </text:span><text:span text:style-name="Strong_20_Emphasis"><text:span text:style-name="T4">Cloud Storage</text:span></text:span><text:span text:style-name="T3"> &gt; </text:span><text:span text:style-name="Strong_20_Emphasis"><text:span text:style-name="T4">Buckets</text:span></text:span><text:span text:style-name="T3">. Click </text:span><text:span text:style-name="Strong_20_Emphasis"><text:span text:style-name="T4">CREATE BUCKET</text:span></text:span><text:span text:style-name="T3">.</text:span></text:p>
        </text:list-item>
        <text:list-item>
          <text:p text:style-name="P11"><text:span text:style-name="Strong_20_Emphasis"><text:span text:style-name="T4">Name your bucket:</text:span></text:span><text:span text:style-name="T3"> Enter a unique name for your bucket.</text:span></text:p>
        </text:list-item>
      </text:list>
      <text:p text:style-name="P12"><text:span text:style-name="Strong_20_Emphasis"><text:span text:style-name="T4">Bucket naming rules:</text:span></text:span></text:p>
      <text:list text:style-name="L2">
        <text:list-item>
          <text:p text:style-name="P15">Do not include sensitive information in the bucket name, because the bucket namespace is global and publicly visible.</text:p>
        </text:list-item>
        <text:list-item>
          <text:p text:style-name="P13"><text:span text:style-name="T3">Bucket names must contain only lowercase letters, numbers, dashes (-), underscores (_), and dots (.). Names containing dots require </text:span><text:a xlink:type="simple" xlink:href="https://cloud.google.com/storage/docs/domain-name-verification" office:target-frame-name="_blank" xlink:show="new" text:style-name="Internet_20_link" text:visited-style-name="Visited_20_Internet_20_Link">verification</text:a><text:span text:style-name="T3">.</text:span></text:p>
        </text:list-item>
        <text:list-item>
          <text:p text:style-name="P15">Bucket names must start and end with a number or letter.</text:p>
        </text:list-item>
        <text:list-item>
          <text:p text:style-name="P15">Bucket names must contain 3 to 63 characters. Names containing dots can contain up to 222 characters, but each dot-separated component can be no longer than 63 characters.</text:p>
        </text:list-item>
        <text:list-item>
          <text:p text:style-name="P15"><text:soft-page-break/>Bucket names cannot be represented as an IP address in dotted-decimal notation (for example, 192.168.5.4).</text:p>
        </text:list-item>
        <text:list-item>
          <text:p text:style-name="P15">Bucket names cannot begin with the "goog" prefix.</text:p>
        </text:list-item>
        <text:list-item>
          <text:p text:style-name="P15">Bucket names cannot contain "google" or close misspellings of "google".</text:p>
        </text:list-item>
        <text:list-item>
          <text:p text:style-name="P15">Also, for DNS compliance and future compatibility, you should not use underscores (_) or have a period adjacent to another period or dash. For example, ".." or "-." or ".-" are not valid in DNS names.</text:p>
        </text:list-item>
      </text:list>
      <text:list text:style-name="L3">
        <text:list-item>
          <text:p text:style-name="P14"><text:span text:style-name="T3">Click </text:span><text:span text:style-name="Strong_20_Emphasis"><text:span text:style-name="T4">CONTINUE</text:span></text:span><text:span text:style-name="T3">.</text:span></text:p>
        </text:list-item>
        <text:list-item>
          <text:p text:style-name="P14"><text:span text:style-name="T3">Set </text:span><text:span text:style-name="Strong_20_Emphasis"><text:span text:style-name="T4">Location type</text:span></text:span><text:span text:style-name="T3"> to </text:span><text:span text:style-name="Strong_20_Emphasis"><text:span text:style-name="T4">Multi-region</text:span></text:span><text:span text:style-name="T3">.</text:span></text:p>
        </text:list-item>
        <text:list-item>
          <text:p text:style-name="P14"><text:span text:style-name="T3">Set </text:span><text:span text:style-name="Strong_20_Emphasis"><text:span text:style-name="T4">Location</text:span></text:span><text:span text:style-name="T3"> to </text:span><text:span text:style-name="Strong_20_Emphasis"><text:span text:style-name="T4">us (multiple regions in United States)</text:span></text:span></text:p>
        </text:list-item>
        <text:list-item>
          <text:p text:style-name="P14"><text:span text:style-name="T3">Click </text:span><text:span text:style-name="Strong_20_Emphasis"><text:span text:style-name="T4">CONTINUE</text:span></text:span><text:span text:style-name="T3">.</text:span></text:p>
        </text:list-item>
        <text:list-item>
          <text:p text:style-name="P14"><text:span text:style-name="T3">Set </text:span><text:span text:style-name="Strong_20_Emphasis"><text:span text:style-name="T4">Default Storage class</text:span></text:span><text:span text:style-name="T3"> to </text:span><text:span text:style-name="Strong_20_Emphasis"><text:span text:style-name="T4">Standard</text:span></text:span><text:span text:style-name="T3">.</text:span></text:p>
        </text:list-item>
        <text:list-item>
          <text:p text:style-name="P14"><text:span text:style-name="T3">Click </text:span><text:span text:style-name="Strong_20_Emphasis"><text:span text:style-name="T4">CONTINUE</text:span></text:span><text:span text:style-name="T3">.</text:span></text:p>
        </text:list-item>
        <text:list-item>
          <text:p text:style-name="P14"><text:span text:style-name="T3">If needed, uncheck </text:span><text:span text:style-name="Strong_20_Emphasis"><text:span text:style-name="T4">Enforce public access prevention on this bucket</text:span></text:span><text:span text:style-name="T3"> under </text:span><text:span text:style-name="Strong_20_Emphasis"><text:span text:style-name="T4">Prevent public access</text:span></text:span><text:span text:style-name="T3">.</text:span></text:p>
        </text:list-item>
        <text:list-item>
          <text:p text:style-name="P14"><text:span text:style-name="T3">Select </text:span><text:span text:style-name="Strong_20_Emphasis"><text:span text:style-name="T4">Fine-grained</text:span></text:span><text:span text:style-name="T3"> under </text:span><text:span text:style-name="Strong_20_Emphasis"><text:span text:style-name="T4">Access Control</text:span></text:span><text:span text:style-name="T3">.</text:span></text:p>
        </text:list-item>
        <text:list-item>
          <text:p text:style-name="P14"><text:span text:style-name="T3">Click </text:span><text:span text:style-name="Strong_20_Emphasis"><text:span text:style-name="T4">CONTINUE</text:span></text:span><text:span text:style-name="T3">.</text:span></text:p>
        </text:list-item>
        <text:list-item>
          <text:p text:style-name="P14"><text:span text:style-name="T3">Scroll to the bottom and click </text:span><text:span text:style-name="Strong_20_Emphasis"><text:span text:style-name="T4">CREATE</text:span></text:span><text:span text:style-name="T3">.</text:span></text:p>
        </text:list-item>
      </text:list>
      <text:p text:style-name="P16">That's it — you've just created a Cloud Storage bucket!</text:p>
      <text:h text:style-name="P3" text:outline-level="2"><text:bookmark text:name="step4"/><text:soft-page-break/>Task 1. Upload an object into your bucket</text:h>
      <text:p text:style-name="P16">Use Cloud Shell to upload an object into a bucket.</text:p>
      <text:list text:style-name="L4">
        <text:list-item>
          <text:p text:style-name="P17">To download this image (ada.jpg) into your bucket, enter this command into Cloud Shell:</text:p>
        </text:list-item>
      </text:list>
      <text:p text:style-name="P7">curl https://upload.wikimedia.org/wikipedia/commons/thumb/a/a4/Ada_Lovelace_portrait.jpg/800px-Ada_Lovelace_portrait.jpg --output ada.jpg</text:p>
      <text:p text:style-name="P20">Copied!</text:p>
      <text:p text:style-name="Text_20_body">content_copy</text:p>
      <text:list text:style-name="L5">
        <text:list-item>
          <text:p text:style-name="P21"><text:span text:style-name="T3">Use the </text:span><text:span text:style-name="Source_20_Text"><text:span text:style-name="T5">gsutil cp</text:span></text:span><text:span text:style-name="T3"> command to upload the image from the location where you saved it to the bucket you created:</text:span></text:p>
        </text:list-item>
      </text:list>
      <text:p text:style-name="P7">gsutil cp ada.jpg gs://YOUR-BUCKET-NAME</text:p>
      <text:p text:style-name="P20">Copied!</text:p>
      <text:p text:style-name="P19">content_copy</text:p>
      <text:p text:style-name="Text_20_body"><text:span text:style-name="Strong_20_Emphasis"><text:span text:style-name="T2">Note: </text:span></text:span>When typing your bucket name, you can use the tab key to autocomplete it.</text:p>
      <text:p text:style-name="P16">You can see the image load into your bucket from the command line. You've just stored an object in your bucket!</text:p>
      <text:list text:style-name="L6">
        <text:list-item>
          <text:p text:style-name="P18">Now remove the downloaded image:</text:p>
        </text:list-item>
      </text:list>
      <text:p text:style-name="P7">rm ada.jpg</text:p>
      <text:p text:style-name="P20">Copied!</text:p>
      <text:p text:style-name="P19">content_copy</text:p>
      <text:p text:style-name="P19"><text:line-break/></text:p>
      <text:p text:style-name="P19"/>
      <text:p text:style-name="P25"><text:span text:style-name="T1">T</text:span><text:bookmark text:name="step5"/><text:span text:style-name="T6">ask 2. Download an object from your bucket</text:span></text:p>
      <text:list text:style-name="L7">
        <text:list-item>
          <text:p text:style-name="P22"><text:span text:style-name="T3">Use the </text:span><text:span text:style-name="Source_20_Text"><text:span text:style-name="T5">gsutil cp</text:span></text:span><text:span text:style-name="T3"> command to download the image you stored in your bucket to Cloud Shell:</text:span></text:p>
        </text:list-item>
      </text:list>
      <text:p text:style-name="P7">gsutil cp -r gs://YOUR-BUCKET-NAME/ada.jpg .</text:p>
      <text:p text:style-name="P20">Copied!</text:p>
      <text:p text:style-name="Text_20_body">content_copy</text:p>
      <text:p text:style-name="P16">If successful, the command returns:</text:p>
      <text:p text:style-name="P8">Copying gs://YOUR-BUCKET-NAME/ada.jpg...</text:p>
      <text:p text:style-name="P9">/ [1 files][299.6 KiB/299.6 KiB]</text:p>
      <text:p text:style-name="P9">Operation completed over 1 objects/299.6 KiB.</text:p>
      <text:p text:style-name="P16">You've just downloaded the image from your bucket.</text:p>
      <text:p text:style-name="P24"><text:soft-page-break/></text:p>
      <text:h text:style-name="P4" text:outline-level="2"><text:bookmark text:name="step6"/>Task 3. Copy an object to a folder in the bucket</text:h>
      <text:list text:style-name="L8">
        <text:list-item>
          <text:p text:style-name="P23"><text:span text:style-name="T3">Use the </text:span><text:span text:style-name="Source_20_Text"><text:span text:style-name="T5">gsutil cp</text:span></text:span><text:span text:style-name="T3"> command to create a folder called </text:span><text:span text:style-name="Source_20_Text"><text:span text:style-name="T5">image-folder</text:span></text:span><text:span text:style-name="T3"> and copy the image (ada.jpg) into it:</text:span></text:p>
        </text:list-item>
      </text:list>
      <text:p text:style-name="P7">gsutil cp gs://YOUR-BUCKET-NAME/ada.jpg gs://YOUR-BUCKET-NAME/image-folder/</text:p>
      <text:p text:style-name="P20">Copied!</text:p>
      <text:p text:style-name="P19">content_copy</text:p>
      <text:p text:style-name="Text_20_body"><text:span text:style-name="Strong_20_Emphasis"><text:span text:style-name="T2">Note:</text:span></text:span> Compared to local file systems, <text:a xlink:type="simple" xlink:href="https://cloud.google.com/storage/docs/gsutil/addlhelp/HowSubdirectoriesWork" office:target-frame-name="_blank" xlink:show="new" text:style-name="Internet_20_link" text:visited-style-name="Visited_20_Internet_20_Link">folders in Cloud Storage</text:a> have limitations, but many of the same operations are supported.</text:p>
      <text:p text:style-name="P16">If successful, the command returns:</text:p>
      <text:p text:style-name="P8">Copying gs://YOUR-BUCKET-NAME/ada.jpg [Content-Type=image/png]...</text:p>
      <text:p text:style-name="P9">- [1 files] [ 299.6 KiB/ 299.6 KiB]</text:p>
      <text:p text:style-name="P9">Operation completed over 1 objects/299.6 KiB</text:p>
      <text:p text:style-name="P16">The image file has been copied into a new folder in your bucket.</text:p>
      <text:h text:style-name="P5" text:outline-level="3">Test completed task</text:h>
      <text:p text:style-name="P24"/>
      <text:p text:style-name="P10">o que é um database</text:p>
      <text:p text:style-name="P10">relacional</text:p>
      <text:p text:style-name="P10">cloud sql</text:p>
      <text:p text:style-name="P10"/>
      <text:p text:style-name="P10">lab</text:p>
      <text:p text:style-name="P10"/>
      <text:p text:style-name="P10">cloud spanner</text:p>
      <text:p text:style-name="P10"><text:tab/>bd relacionais</text:p>
      <text:p text:style-name="P10"><text:tab/>dados copiados de forma estantânea, replicação sícrona</text:p>
      <text:p text:style-name="P10">bss não relacionais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Helvetica, sans-serif"/>
    <style:font-face style:name="Google Sans Display" svg:font-family="'Google Sans Display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Roboto Mono" svg:font-family="'Roboto Mono', monospace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0:34:34.329000000</meta:creation-date>
    <meta:generator>LibreOffice/7.4.2.3$Windows_X86_64 LibreOffice_project/382eef1f22670f7f4118c8c2dd222ec7ad009daf</meta:generator>
    <dc:date>2023-03-10T13:57:17.917000000</dc:date>
    <meta:editing-duration>PT3H22M44S</meta:editing-duration>
    <meta:editing-cycles>1</meta:editing-cycles>
    <meta:document-statistic meta:table-count="0" meta:image-count="0" meta:object-count="0" meta:page-count="4" meta:paragraph-count="78" meta:word-count="589" meta:character-count="3749" meta:non-whitespace-character-count="3259"/>
  </office:meta>
</office:document-meta>
</file>